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8000001CA362DC9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16489*"/>
    </style:style>
    <style:style style:name="Table1.B" style:family="table-column">
      <style:table-column-properties style:column-width="1.5021in" style:rel-column-width="14707*"/>
    </style:style>
    <style:style style:name="Table1.C" style:family="table-column">
      <style:table-column-properties style:column-width="3.5069in" style:rel-column-width="3433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ef53" officeooo:paragraph-rsid="0001ef53"/>
    </style:style>
    <style:style style:name="P2" style:family="paragraph" style:parent-style-name="Standard">
      <style:text-properties officeooo:rsid="000347f8" officeooo:paragraph-rsid="000347f8"/>
    </style:style>
    <style:style style:name="P3" style:family="paragraph" style:parent-style-name="Standard">
      <style:text-properties officeooo:rsid="000409df" officeooo:paragraph-rsid="000409df"/>
    </style:style>
    <style:style style:name="P4" style:family="paragraph" style:parent-style-name="Standard">
      <style:text-properties officeooo:rsid="0005d8c8" officeooo:paragraph-rsid="0005d8c8"/>
    </style:style>
    <style:style style:name="P5" style:family="paragraph" style:parent-style-name="Table_20_Contents">
      <style:paragraph-properties fo:margin-top="0.0799in" fo:margin-bottom="0.0799in" style:contextual-spacing="false"/>
      <style:text-properties officeooo:rsid="000409df" officeooo:paragraph-rsid="000409df"/>
    </style:style>
    <style:style style:name="P6" style:family="paragraph" style:parent-style-name="Text_20_body">
      <style:text-properties officeooo:paragraph-rsid="000409df"/>
    </style:style>
    <style:style style:name="P7" style:family="paragraph" style:parent-style-name="Text_20_body">
      <style:text-properties officeooo:rsid="0005d8c8" officeooo:paragraph-rsid="0005d8c8"/>
    </style:style>
    <style:style style:name="P8" style:family="paragraph" style:parent-style-name="Text_20_body">
      <style:text-properties officeooo:rsid="0005f8bb" officeooo:paragraph-rsid="0005f8bb"/>
    </style:style>
    <style:style style:name="P9" style:family="paragraph" style:parent-style-name="function">
      <style:paragraph-properties fo:margin-top="0in" fo:margin-bottom="0in" style:contextual-spacing="false"/>
    </style:style>
    <style:style style:name="P10" style:family="paragraph" style:parent-style-name="function">
      <style:paragraph-properties fo:margin-top="0in" fo:margin-bottom="0.1701in" style:contextual-spacing="false"/>
    </style:style>
    <style:style style:name="P11" style:family="paragraph" style:parent-style-name="Text_20_body" style:list-style-name="L1">
      <style:text-properties officeooo:rsid="0005d8c8" officeooo:paragraph-rsid="0005d8c8"/>
    </style:style>
    <style:style style:name="P12" style:family="paragraph" style:parent-style-name="Text_20_body" style:list-style-name="L1">
      <style:text-properties officeooo:rsid="0005f8bb" officeooo:paragraph-rsid="0005f8bb"/>
    </style:style>
    <style:style style:name="P13" style:family="paragraph" style:parent-style-name="Text_20_body" style:list-style-name="L2">
      <style:text-properties officeooo:rsid="0005f8bb" officeooo:paragraph-rsid="0005f8bb"/>
    </style:style>
    <style:style style:name="P14" style:family="paragraph" style:parent-style-name="Heading_20_2">
      <style:text-properties officeooo:rsid="000409df" officeooo:paragraph-rsid="000409df"/>
    </style:style>
    <style:style style:name="P15" style:family="paragraph" style:parent-style-name="Heading_20_2">
      <style:text-properties officeooo:rsid="0005d8c8" officeooo:paragraph-rsid="0005d8c8"/>
    </style:style>
    <style:style style:name="T1" style:family="text">
      <style:text-properties officeooo:rsid="000409df"/>
    </style:style>
    <style:style style:name="T2" style:family="text">
      <style:text-properties officeooo:rsid="00044f4c"/>
    </style:style>
    <style:style style:name="T3" style:family="text">
      <style:text-properties officeooo:rsid="0005d8c8"/>
    </style:style>
    <style:style style:name="T4" style:family="text">
      <style:text-properties officeooo:rsid="000634a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TreeView</text:h>
      <text:p text:style-name="P1"><draw:frame draw:style-name="fr1" draw:name="Frame1" text:anchor-type="paragraph" svg:width="6.6929in" draw:z-index="0"><draw:text-box fo:min-height="4.2102in"><text:p text:style-name="Illustration"><draw:frame draw:style-name="fr2" draw:name="Image1" text:anchor-type="paragraph" svg:width="6.6929in" style:rel-width="100%" svg:height="4.2102in" style:rel-height="scale" draw:z-index="1"><draw:image xlink:href="Pictures/10000000000002D8000001CA362DC91B.png" xlink:type="simple" xlink:show="embed" xlink:actuate="onLoad"/></draw:frame>Illustration <text:sequence text:ref-name="refIllustration0" text:name="Illustration" text:formula="ooow:Illustration+1" style:num-format="1">1</text:sequence>: TIBTreeView Example</text:p></draw:text-box></draw:frame></text:p>
      <text:p text:style-name="P2">TIBTreeView is a data aware descendent of a TCustomTreeView and is used to present a hierarchically organised data set in a tree view. <text:span text:style-name="T3">Tree Node </text:span>Insertion, Deletion and Modification are supported, as <text:span text:style-name="T3">is</text:span> moving (e.g. using drag and drop) nodes from one part of the tree to another. The underlying dataset cursor is always positioned to reflect the currently selected tree node. It can thus be used to select a row for detailed editing. <text:span text:style-name="T1">SQL Manipulation is used to load the tree as a series of separate queries.</text:span></text:p>
      <text:p text:style-name="P2"><text:sequence-ref text:reference-format="category-and-value" text:ref-name="refIllustration0">Illustration 1</text:sequence-ref> Is taken from ibx/examples/ibtreeview and uses the Firebird example “employee” database. This database contains a hierarchically organised table “DEPARTMENT” and which is used for the example.</text:p>
      <text:p text:style-name="P2">To use a TIBTreeView, <text:span text:style-name="T1">simply drop it on to a form, set the DataSource property, and, as a minimum, the TextField, ParentField and KeyField properties as defined below.</text:span></text:p>
      <text:p text:style-name="P3">The DataSet must have a single primary key field.</text:p>
      <text:h text:style-name="P14" text:outline-level="2">TIBTreeView Properties</text:h>
      <table:table table:name="Table1" table:style-name="Table1">
        <table:table-column table:style-name="Table1.A"/>
        <table:table-column table:style-name="Table1.B"/>
        <table:table-column table:style-name="Table1.C"/>
        <table:table-row>
          <table:table-cell table:style-name="Table1.A1" office:value-type="string">
            <text:p text:style-name="P5">DataSource</text:p>
          </table:table-cell>
          <table:table-cell table:style-name="Table1.A1" office:value-type="string">
            <text:p text:style-name="P5">TDataSource</text:p>
          </table:table-cell>
          <table:table-cell table:style-name="Table1.C1" office:value-type="string">
            <text:p text:style-name="P5">Identifies the source of the data to present using the tree view</text:p>
          </table:table-cell>
        </table:table-row>
        <table:table-row>
          <table:table-cell table:style-name="Table1.A2" office:value-type="string">
            <text:p text:style-name="P5">TextField</text:p>
          </table:table-cell>
          <table:table-cell table:style-name="Table1.A2" office:value-type="string">
            <text:p text:style-name="P5">string</text:p>
          </table:table-cell>
          <table:table-cell table:style-name="Table1.C2" office:value-type="string">
            <text:p text:style-name="P5">The field name of the column used to source each node's display text</text:p>
          </table:table-cell>
        </table:table-row>
        <text:soft-page-break/>
        <table:table-row>
          <table:table-cell table:style-name="Table1.A2" office:value-type="string">
            <text:p text:style-name="P5">KeyField</text:p>
          </table:table-cell>
          <table:table-cell table:style-name="Table1.A2" office:value-type="string">
            <text:p text:style-name="P5">string</text:p>
          </table:table-cell>
          <table:table-cell table:style-name="Table1.C2" office:value-type="string">
            <text:p text:style-name="P5">The field name of the column used to source each node's <text:span text:style-name="T4">primary </text:span>key.</text:p>
          </table:table-cell>
        </table:table-row>
        <table:table-row>
          <table:table-cell table:style-name="Table1.A2" office:value-type="string">
            <text:p text:style-name="P5">ParentField</text:p>
          </table:table-cell>
          <table:table-cell table:style-name="Table1.A2" office:value-type="string">
            <text:p text:style-name="P5">string</text:p>
          </table:table-cell>
          <table:table-cell table:style-name="Table1.C2" office:value-type="string">
            <text:p text:style-name="P5">The field name of the column used to identify the primary key of the parent row. This field is null for a root element.</text:p>
          </table:table-cell>
        </table:table-row>
        <table:table-row>
          <table:table-cell table:style-name="Table1.A2" office:value-type="string">
            <text:p text:style-name="P5">HasChildField</text:p>
          </table:table-cell>
          <table:table-cell table:style-name="Table1.A2" office:value-type="string">
            <text:p text:style-name="P5">string</text:p>
          </table:table-cell>
          <table:table-cell table:style-name="Table1.C2" office:value-type="string">
            <text:p text:style-name="P5">Optional. The field name of the column used to indicate whether or not the row has child nodes. When present, th<text:span text:style-name="T4">e field</text:span> should return an integer value with non-zero values implying that child nodes exist.</text:p>
          </table:table-cell>
        </table:table-row>
        <table:table-row>
          <table:table-cell table:style-name="Table1.A2" office:value-type="string">
            <text:p text:style-name="P5">RelationName</text:p>
          </table:table-cell>
          <table:table-cell table:style-name="Table1.A2" office:value-type="string">
            <text:p text:style-name="P5">string</text:p>
          </table:table-cell>
          <table:table-cell table:style-name="Table1.C2" office:value-type="string">
            <text:p text:style-name="P5">Optional. The Child Field is typically the result of joining the table to itself and is a count of child rows. However, this can result in ambiguous column names when the SQL is <text:span text:style-name="T4">manipulated.</text:span> This property should contain the Table Alias used to <text:span text:style-name="T2">select</text:span> <text:span text:style-name="T2">the Key, Text and Parent Fields (see example).</text:span></text:p>
          </table:table-cell>
        </table:table-row>
      </table:table>
      <text:p text:style-name="P6"/>
      <text:h text:style-name="P15" text:outline-level="2">TIBTreeView Methods</text:h>
      <text:p text:style-name="function">function GetNodePath(Node: TTreeNode): T<text:span text:style-name="T3">V</text:span>ariantArray</text:p>
      <text:p text:style-name="P7">Returns a Variant array containing the primary key values of the Node and its parents from the root node downwards.</text:p>
      <text:p text:style-name="function">function FindNode(KeyValuePath: array of variant; SelectNode: boolean): TIBTreeNode; </text:p>
      <text:p text:style-name="Standard">Returns the TTreeNode identified by the KeyValuePath. The KeyValuePath is an array comprising a list of primary key values walking the tree down from the root node to the requested node.</text:p>
      <text:p text:style-name="Standard">If <text:span text:style-name="T3">SelectNode is true then the returned node is also selected.</text:span></text:p>
      <text:p text:style-name="P4">This function can be used to select the tree node using the node path returned by an earlier cal<text:span text:style-name="T4">l </text:span>to the function GetNodePath.</text:p>
      <text:p text:style-name="function">function FindNode(KeyValue: variant): TIBTreeNode; </text:p>
      <text:p text:style-name="P7">Returns the tree node with the primary key given by KeyValue. Note: this forces the whole tree to be loaded by a call to TcustomTreeView.FullExpand.</text:p>
      <text:h text:style-name="P15" text:outline-level="2">Drag and Drop</text:h>
      <text:p text:style-name="P7">Drag and drop is supported by T<text:span text:style-name="T4">C</text:span>ustomTreeView without the need for additional support from TIBTreeView. In the example, drag and drop is enabled be:</text:p>
      <text:list xml:id="list1465032150220219063" text:style-name="L1">
        <text:list-item>
          <text:p text:style-name="P11">DragMode set to automatic</text:p>
        </text:list-item>
        <text:list-item>
          <text:p text:style-name="P12"><text:soft-page-break/>The OnDragOver Event handled by:</text:p>
        </text:list-item>
      </text:list>
      <text:p text:style-name="P9">procedure TForm1.IBTreeView1DragOver(Sender, Source: TObject; X, Y: Integer;</text:p>
      <text:p text:style-name="P9"><text:s text:c="2"/>State: TDragState; var Accept: Boolean);</text:p>
      <text:p text:style-name="P9">begin</text:p>
      <text:p text:style-name="P9"><text:s text:c="2"/>Accept := Source = Sender</text:p>
      <text:p text:style-name="P10">end; </text:p>
      <text:list xml:id="list3993899184044242982" text:style-name="L2">
        <text:list-item>
          <text:p text:style-name="P13">The OnDragDrop Event Handled by:</text:p>
        </text:list-item>
      </text:list>
      <text:p text:style-name="P9">procedure TForm1.IBTreeView1DragDrop(Sender, Source: TObject; X, Y: Integer);</text:p>
      <text:p text:style-name="P9">var Node: TTreeNode;</text:p>
      <text:p text:style-name="P9"><text:s text:c="4"/>tv: TTreeView;</text:p>
      <text:p text:style-name="P9">begin</text:p>
      <text:p text:style-name="P9"><text:s text:c="2"/>if Source = Sender then {Dragging within Tree View}</text:p>
      <text:p text:style-name="P9"><text:s text:c="2"/>begin</text:p>
      <text:p text:style-name="P9"><text:s text:c="4"/>tv := TTreeView(Sender);;</text:p>
      <text:p text:style-name="P9"><text:s text:c="4"/>Node := tv.GetNodeAt(X,Y); {Drop Point}</text:p>
      <text:p text:style-name="P9"><text:s text:c="4"/>if assigned(tv.Selected) and (tv.Selected &lt;&gt; Node) then</text:p>
      <text:p text:style-name="P9"><text:s text:c="4"/>begin</text:p>
      <text:p text:style-name="P9"><text:s text:c="6"/>if Node = nil then</text:p>
      <text:p text:style-name="P9"><text:s text:c="8"/>tv.Selected.MoveTo(nil,naAdd) {Move to Top Level}</text:p>
      <text:p text:style-name="P9"><text:s text:c="6"/>else</text:p>
      <text:p text:style-name="P9"><text:s text:c="6"/>begin</text:p>
      <text:p text:style-name="P9"><text:s text:c="8"/>if ssCtrl in GetKeyShiftState then</text:p>
      <text:p text:style-name="P9"><text:s text:c="8"/>begin</text:p>
      <text:p text:style-name="P9"><text:s text:c="10"/>Node.Expand(false);</text:p>
      <text:p text:style-name="P9"><text:s text:c="10"/>tv.Selected.MoveTo(Node,naAddChildFirst)</text:p>
      <text:p text:style-name="P9"><text:s text:c="8"/>end</text:p>
      <text:p text:style-name="P9"><text:s text:c="8"/>else</text:p>
      <text:p text:style-name="P9"><text:s text:c="10"/>tv.Selected.MoveTo(Node,naInsertBehind)</text:p>
      <text:p text:style-name="P9"><text:s text:c="6"/>end;</text:p>
      <text:p text:style-name="P9"><text:s text:c="4"/>end;</text:p>
      <text:p text:style-name="P9"><text:s text:c="2"/>end;</text:p>
      <text:p text:style-name="function">end; <text:s text:c="10"/></text:p>
      <text:p text:style-name="P8">Note that the above applies the convention that if the “control” key is held down while the node is “dropped” then it is added as a child node. Otherwise, it is added as a sib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6:07:44.511653697</meta:creation-date>
    <dc:date>2015-02-24T11:38:24.113862788</dc:date>
    <dc:creator>Tony Whyman</dc:creator>
    <meta:editing-duration>PT31M28S</meta:editing-duration>
    <meta:editing-cycles>4</meta:editing-cycles>
    <meta:generator>LibreOffice/4.2.7.2$Linux_X86_64 LibreOffice_project/420m0$Build-2</meta:generator>
    <meta:document-statistic meta:table-count="1" meta:image-count="1" meta:object-count="0" meta:page-count="3" meta:paragraph-count="70" meta:word-count="613" meta:character-count="4023" meta:non-whitespace-character-count="3341"/>
  </office:meta>
</office:document-meta>
</file>